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DATI">
      <style:table-properties table:display="true" style:writing-mode="lr-tb" tableooo:tab-color="#cc99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997" table:default-cell-style-name="Default"/>
        <table:table-row table:style-name="ro1">
          <table:table-cell office:value-type="string" calcext:value-type="string">
            <text:p>anno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24h</text:p>
          </table:table-cell>
          <table:table-cell table:number-columns-repeated="997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22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58.8</text:p>
          </table:table-cell>
          <table:table-cell office:value-type="float" office:value="85" calcext:value-type="float">
            <text:p>85</text:p>
          </table:table-cell>
          <table:table-cell table:number-columns-repeated="997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63.6</text:p>
          </table:table-cell>
          <table:table-cell office:value-type="float" office:value="88" calcext:value-type="float">
            <text:p>88</text:p>
          </table:table-cell>
          <table:table-cell table:number-columns-repeated="99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15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5.2</text:p>
          </table:table-cell>
          <table:table-cell table:number-columns-repeated="997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2.6</text:p>
          </table:table-cell>
          <table:table-cell table:number-columns-repeated="997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.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36.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5.2</text:p>
          </table:table-cell>
          <table:table-cell office:value-type="string" calcext:value-type="string">
            <text:p>117.8</text:p>
          </table:table-cell>
          <table:table-cell table:number-columns-repeated="997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28.8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35.2</text:p>
          </table:table-cell>
          <table:table-cell table:number-columns-repeated="997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14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.6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997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85.6</text:p>
          </table:table-cell>
          <table:table-cell table:number-columns-repeated="997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6.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4.4</text:p>
          </table:table-cell>
          <table:table-cell table:number-columns-repeated="997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64.6</text:p>
          </table:table-cell>
          <table:table-cell table:number-columns-repeated="997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64.6</text:p>
          </table:table-cell>
          <table:table-cell office:value-type="float" office:value="87" calcext:value-type="float">
            <text:p>87</text:p>
          </table:table-cell>
          <table:table-cell table:number-columns-repeated="997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97.4</text:p>
          </table:table-cell>
          <table:table-cell table:number-columns-repeated="997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8.4</text:p>
          </table:table-cell>
          <table:table-cell table:number-columns-repeated="2" office:value-type="string" calcext:value-type="string">
            <text:p>71.4</text:p>
          </table:table-cell>
          <table:table-cell table:number-columns-repeated="997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17.5</text:p>
          </table:table-cell>
          <table:table-cell table:number-columns-repeated="99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15.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43.6</text:p>
          </table:table-cell>
          <table:table-cell table:number-columns-repeated="997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23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5.6</text:p>
          </table:table-cell>
          <table:table-cell office:value-type="float" office:value="60" calcext:value-type="float">
            <text:p>60</text:p>
          </table:table-cell>
          <table:table-cell table:number-columns-repeated="99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98.4</text:p>
          </table:table-cell>
          <table:table-cell table:number-columns-repeated="99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23.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number-columns-repeated="997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86.6</text:p>
          </table:table-cell>
          <table:table-cell table:number-columns-repeated="99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63.8</text:p>
          </table:table-cell>
          <table:table-cell table:number-columns-repeated="99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27.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108.4</text:p>
          </table:table-cell>
          <table:table-cell table:number-columns-repeated="99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5.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3.8</text:p>
          </table:table-cell>
          <table:table-cell table:number-columns-repeated="99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56.6</text:p>
          </table:table-cell>
          <table:table-cell table:number-columns-repeated="2" office:value-type="string" calcext:value-type="string">
            <text:p>56.8</text:p>
          </table:table-cell>
          <table:table-cell office:value-type="string" calcext:value-type="string">
            <text:p>81.8</text:p>
          </table:table-cell>
          <table:table-cell table:number-columns-repeated="99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25.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63.6</text:p>
          </table:table-cell>
          <table:table-cell table:number-columns-repeated="99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192" calcext:value-type="float">
            <text:p>192</text:p>
          </table:table-cell>
          <table:table-cell table:number-columns-repeated="99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2.6</text:p>
          </table:table-cell>
          <table:table-cell table:number-columns-repeated="99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67.2</text:p>
          </table:table-cell>
          <table:table-cell table:number-columns-repeated="99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67.6</text:p>
          </table:table-cell>
          <table:table-cell table:number-columns-repeated="99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8</text:p>
          </table:table-cell>
          <table:table-cell table:number-columns-repeated="2" office:value-type="string" calcext:value-type="string">
            <text:p>51.2</text:p>
          </table:table-cell>
          <table:table-cell table:number-columns-repeated="99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6.4</text:p>
          </table:table-cell>
          <table:table-cell table:number-columns-repeated="99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18.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1.6</text:p>
          </table:table-cell>
          <table:table-cell table:number-columns-repeated="99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18.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number-columns-repeated="99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22.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169" calcext:value-type="float">
            <text:p>169</text:p>
          </table:table-cell>
          <table:table-cell table:number-columns-repeated="99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12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8.8</text:p>
          </table:table-cell>
          <table:table-cell table:number-columns-repeated="99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52.6</text:p>
          </table:table-cell>
          <table:table-cell office:value-type="float" office:value="93" calcext:value-type="float">
            <text:p>93</text:p>
          </table:table-cell>
          <table:table-cell table:number-columns-repeated="99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54.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53.8</text:p>
          </table:table-cell>
          <table:table-cell table:number-columns-repeated="99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103.8</text:p>
          </table:table-cell>
          <table:table-cell office:value-type="string" calcext:value-type="string">
            <text:p>152.2</text:p>
          </table:table-cell>
          <table:table-cell office:value-type="float" office:value="182" calcext:value-type="float">
            <text:p>182</text:p>
          </table:table-cell>
          <table:table-cell table:number-columns-repeated="99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31.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table:number-columns-repeated="99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101.2</text:p>
          </table:table-cell>
          <table:table-cell table:number-columns-repeated="99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33.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2.4</text:p>
          </table:table-cell>
          <table:table-cell table:number-columns-repeated="99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56.8</text:p>
          </table:table-cell>
          <table:table-cell table:number-columns-repeated="99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53.8</text:p>
          </table:table-cell>
          <table:table-cell table:number-columns-repeated="99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15.2</text:p>
          </table:table-cell>
          <table:table-cell table:number-columns-repeated="99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41.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85.8</text:p>
          </table:table-cell>
          <table:table-cell table:number-columns-repeated="99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71.8</text:p>
          </table:table-cell>
          <table:table-cell table:number-columns-repeated="99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8.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94.2</text:p>
          </table:table-cell>
          <table:table-cell table:number-columns-repeated="99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18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105.6</text:p>
          </table:table-cell>
          <table:table-cell table:number-columns-repeated="99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34.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7.8</text:p>
          </table:table-cell>
          <table:table-cell table:number-columns-repeated="99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70.6</text:p>
          </table:table-cell>
          <table:table-cell table:number-columns-repeated="99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9.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80.2</text:p>
          </table:table-cell>
          <table:table-cell table:number-columns-repeated="99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119.4</text:p>
          </table:table-cell>
          <table:table-cell office:value-type="string" calcext:value-type="string">
            <text:p>134.6</text:p>
          </table:table-cell>
          <table:table-cell table:number-columns-repeated="99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52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0.4</text:p>
          </table:table-cell>
          <table:table-cell table:number-columns-repeated="99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62.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21.6</text:p>
          </table:table-cell>
          <table:table-cell table:number-columns-repeated="99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2.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80.4</text:p>
          </table:table-cell>
          <table:table-cell table:number-columns-repeated="99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4.6</text:p>
          </table:table-cell>
          <table:table-cell table:number-columns-repeated="99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36.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5.8</text:p>
          </table:table-cell>
          <table:table-cell office:value-type="float" office:value="68" calcext:value-type="float">
            <text:p>68</text:p>
          </table:table-cell>
          <table:table-cell table:number-columns-repeated="997"/>
        </table:table-row>
        <table:table-row table:style-name="ro1" table:number-rows-repeated="1048517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€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$</number:text>
      <number:number number:decimal-places="0" loext:min-decimal-places="0" number:min-integer-digits="1" number:grouping="true"/>
    </number:number-style>
    <number:number-style style:name="N120">
      <number:text>-$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L. </number:text>
      <number:number number:decimal-places="0" loext:min-decimal-places="0" number:min-integer-digits="1" number:grouping="true"/>
    </number:number-style>
    <number:number-style style:name="N126">
      <number:text>-L. 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L. </number:text>
      <number:number number:decimal-places="0" loext:min-decimal-places="0" number:min-integer-digits="1" number:grouping="true"/>
    </number:number-style>
    <number:number-style style:name="N127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L. </number:text>
      <number:number number:decimal-places="2" loext:min-decimal-places="2" number:min-integer-digits="1" number:grouping="true"/>
    </number:number-style>
    <number:number-style style:name="N128">
      <number:text>-L.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L. 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L.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date-style style:name="N133">
      <number:day/>
      <number:text>-</number:text>
      <number:month number:textual="true"/>
      <number:text>.</number:text>
    </number:date-style>
    <number:date-style style:name="N134">
      <number:day/>
      <number:text>  </number:text>
      <number:month number:textual="true"/>
      <number:text>.</number:text>
    </number:date-style>
    <number:date-style style:name="N135">
      <number:day/>
      <number:text> </number:text>
      <number:month number:textual="true"/>
      <number:text>.</number:text>
    </number:date-style>
    <number:date-style style:name="N136P0" style:volatile="true">
      <number:day/>
      <number:text>/</number:text>
      <number:month/>
      <number:text>/</number:text>
      <number:year/>
    </number:date-style>
    <number:text-style style:name="N136">
      <number:text-content/>
      <style:map style:condition="value()&lt;=1.79769313486232E+308" style:apply-style-name="N136P0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number:date-style style:name="N10116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DATI" style:display-name="PageStyle_DA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2T15:50:29</meta:creation-date>
    <dc:date>2019-03-22T14:59:24.224376972</dc:date>
    <meta:editing-duration>PT4M22S</meta:editing-duration>
    <meta:editing-cycles>1</meta:editing-cycles>
    <meta:document-statistic meta:table-count="1" meta:cell-count="348" meta:object-count="0"/>
    <meta:generator>LibreOffice/6.1.5.2$Linux_X86_64 LibreOffice_project/10$Build-2</meta:generator>
  </office:meta>
</office:document-meta>
</file>